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23cm" style:rel-column-width="1884*"/>
    </style:style>
    <style:style style:name="Table1.B" style:family="table-column">
      <style:table-column-properties style:column-width="13.677cm" style:rel-column-width="775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64230" officeooo:paragraph-rsid="00019332" style:font-size-asian="10pt" style:font-size-complex="10pt"/>
    </style:style>
    <style:style style:name="P2"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19332" style:font-size-asian="10pt" style:font-size-complex="10pt"/>
    </style:style>
    <style:style style:name="P3"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9595e8" officeooo:paragraph-rsid="00019332" style:font-size-asian="10pt" style:font-size-complex="10pt"/>
    </style:style>
    <style:style style:name="P4" style:family="paragraph" style:parent-style-name="Standard">
      <style:paragraph-properties fo:text-align="justify" style:justify-single-word="false"/>
      <style:text-properties style:font-name="sans-serif" fo:font-size="10pt" fo:font-style="italic" style:text-underline-style="none" officeooo:rsid="0025f5d9" officeooo:paragraph-rsid="00019332" style:font-size-asian="10pt" style:font-style-asian="italic" style:font-size-complex="10pt" style:font-style-complex="italic"/>
    </style:style>
    <style:style style:name="P5" style:family="paragraph" style:parent-style-name="Standard">
      <style:paragraph-properties fo:text-align="justify" style:justify-single-word="false"/>
      <style:text-properties style:font-name="sans-serif" fo:font-size="10pt" fo:font-style="italic" style:text-underline-style="none" officeooo:rsid="002bde08" officeooo:paragraph-rsid="00019332" style:font-size-asian="10pt" style:font-style-asian="italic" style:font-size-complex="10pt" style:font-style-complex="italic"/>
    </style:style>
    <style:style style:name="P6" style:family="paragraph" style:parent-style-name="Standard">
      <style:paragraph-properties fo:text-align="justify" style:justify-single-word="false"/>
      <style:text-properties style:font-name="sans-serif" fo:font-size="10pt" fo:font-style="italic" style:text-underline-style="none" officeooo:rsid="0013b9d3" officeooo:paragraph-rsid="00019332" style:font-size-asian="10pt" style:font-style-asian="italic" style:font-size-complex="10pt" style:font-style-complex="italic"/>
    </style:style>
    <style:style style:name="P7" style:family="paragraph" style:parent-style-name="Standard">
      <style:paragraph-properties fo:text-align="justify" style:justify-single-word="false"/>
      <style:text-properties style:font-name="sans-serif" fo:font-size="10pt" fo:font-style="italic" style:text-underline-style="none" officeooo:rsid="00157d3f" officeooo:paragraph-rsid="00019332" style:font-size-asian="10pt" style:font-style-asian="italic" style:font-size-complex="10pt" style:font-style-complex="italic"/>
    </style:style>
    <style:style style:name="P8" style:family="paragraph" style:parent-style-name="Standard">
      <style:paragraph-properties fo:text-align="justify" style:justify-single-word="false"/>
      <style:text-properties style:font-name="sans-serif" fo:font-size="10pt" fo:font-style="italic" style:text-underline-style="none" officeooo:rsid="004bce84" officeooo:paragraph-rsid="00019332" style:font-size-asian="10pt" style:font-style-asian="italic" style:font-size-complex="10pt" style:font-style-complex="italic"/>
    </style:style>
    <style:style style:name="P9" style:family="paragraph" style:parent-style-name="Standard">
      <style:paragraph-properties fo:text-align="justify" style:justify-single-word="false"/>
      <style:text-properties style:font-name="sans-serif" fo:font-size="10pt" fo:font-style="italic" style:text-underline-style="none" officeooo:rsid="004c854d" officeooo:paragraph-rsid="00019332" style:font-size-asian="10pt" style:font-style-asian="italic" style:font-size-complex="10pt" style:font-style-complex="italic"/>
    </style:style>
    <style:style style:name="P10" style:family="paragraph" style:parent-style-name="Standard">
      <style:paragraph-properties fo:text-align="justify" style:justify-single-word="false"/>
      <style:text-properties style:font-name="sans-serif" fo:font-size="10pt" style:text-underline-style="none" officeooo:rsid="00151370" officeooo:paragraph-rsid="00019332" style:font-size-asian="10pt" style:font-size-complex="10pt"/>
    </style:style>
    <style:style style:name="P11" style:family="paragraph" style:parent-style-name="Standard">
      <style:paragraph-properties fo:text-align="justify" style:justify-single-word="false"/>
      <style:text-properties style:font-name="sans-serif" fo:font-size="10pt" style:text-underline-style="none" officeooo:rsid="001fa2a2" officeooo:paragraph-rsid="00019332" style:font-size-asian="10pt" style:font-size-complex="10pt"/>
    </style:style>
    <style:style style:name="P12" style:family="paragraph" style:parent-style-name="Standard">
      <style:paragraph-properties fo:text-align="justify" style:justify-single-word="false"/>
      <style:text-properties style:font-name="sans-serif" fo:font-size="10pt" style:text-underline-style="none" officeooo:rsid="003cf6cd" officeooo:paragraph-rsid="00019332" style:font-size-asian="10pt" style:font-size-complex="10pt"/>
    </style:style>
    <style:style style:name="P13" style:family="paragraph" style:parent-style-name="Standard">
      <style:paragraph-properties fo:text-align="justify" style:justify-single-word="false"/>
      <style:text-properties style:font-name="sans-serif" fo:font-size="10pt" style:text-underline-style="none" officeooo:rsid="003cf6cd" officeooo:paragraph-rsid="0008033b" style:font-size-asian="10pt" style:font-size-complex="10pt"/>
    </style:style>
    <style:style style:name="P14" style:family="paragraph" style:parent-style-name="Standard">
      <style:paragraph-properties fo:text-align="justify" style:justify-single-word="false"/>
      <style:text-properties style:font-name="sans-serif" fo:font-size="10pt" style:text-underline-style="none" officeooo:rsid="004c854d" officeooo:paragraph-rsid="00019332" style:font-size-asian="10pt" style:font-size-complex="10pt"/>
    </style:style>
    <style:style style:name="P15" style:family="paragraph" style:parent-style-name="Standard">
      <style:paragraph-properties fo:text-align="justify" style:justify-single-word="false"/>
      <style:text-properties style:font-name="sans-serif" fo:font-size="10pt" style:text-underline-style="none" officeooo:rsid="0096fbf1" officeooo:paragraph-rsid="00019332" style:font-size-asian="10pt" style:font-size-complex="10pt"/>
    </style:style>
    <style:style style:name="P16" style:family="paragraph" style:parent-style-name="Standard">
      <style:paragraph-properties fo:text-align="justify" style:justify-single-word="false"/>
      <style:text-properties style:font-name="sans-serif" fo:font-size="10pt" style:text-underline-style="none" officeooo:rsid="0099d007" officeooo:paragraph-rsid="00019332" style:font-size-asian="10pt" style:font-size-complex="10pt"/>
    </style:style>
    <style:style style:name="P17" style:family="paragraph" style:parent-style-name="Standard">
      <style:paragraph-properties fo:text-align="justify" style:justify-single-word="false"/>
      <style:text-properties style:font-name="sans-serif" fo:font-size="10pt" style:text-underline-style="none" officeooo:rsid="0026ef95" officeooo:paragraph-rsid="0009b6b4" style:font-size-asian="10pt" style:font-size-complex="10pt"/>
    </style:style>
    <style:style style:name="P18" style:family="paragraph" style:parent-style-name="Standard">
      <style:paragraph-properties fo:text-align="justify" style:justify-single-word="false"/>
      <style:text-properties style:font-name="sans-serif" fo:font-size="10pt" fo:font-style="normal" style:text-underline-style="none" officeooo:rsid="002b1497" officeooo:paragraph-rsid="00019332" style:font-size-asian="10pt" style:font-style-asian="normal" style:font-size-complex="10pt" style:font-style-complex="normal"/>
    </style:style>
    <style:style style:name="P19" style:family="paragraph" style:parent-style-name="Standard">
      <style:paragraph-properties fo:text-align="justify" style:justify-single-word="false"/>
      <style:text-properties style:font-name="sans-serif" fo:font-size="10pt" fo:font-style="normal" style:text-underline-style="none" officeooo:rsid="0036a9a4" officeooo:paragraph-rsid="00019332" style:font-size-asian="10pt" style:font-style-asian="normal" style:font-size-complex="10pt" style:font-style-complex="normal"/>
    </style:style>
    <style:style style:name="P20" style:family="paragraph" style:parent-style-name="Standard">
      <style:paragraph-properties fo:text-align="justify" style:justify-single-word="false"/>
      <style:text-properties style:font-name="sans-serif" fo:font-size="10pt" fo:font-style="normal" style:text-underline-style="none" officeooo:rsid="002bde08" officeooo:paragraph-rsid="00019332" style:font-size-asian="10pt" style:font-style-asian="normal" style:font-size-complex="10pt" style:font-style-complex="normal"/>
    </style:style>
    <style:style style:name="P21" style:family="paragraph" style:parent-style-name="Standard">
      <style:paragraph-properties fo:text-align="justify" style:justify-single-word="false"/>
      <style:text-properties style:font-name="sans-serif" fo:font-size="10pt" fo:font-style="normal" style:text-underline-style="none" officeooo:rsid="009d5627" officeooo:paragraph-rsid="00019332" style:font-size-asian="10pt" style:font-style-asian="normal" style:font-size-complex="10pt" style:font-style-complex="normal"/>
    </style:style>
    <style:style style:name="P22" style:family="paragraph" style:parent-style-name="Standard">
      <style:paragraph-properties fo:text-align="justify" style:justify-single-word="false"/>
      <style:text-properties style:font-name="sans-serif" fo:font-size="10pt" fo:font-style="normal" style:text-underline-style="none" officeooo:rsid="009e1960" officeooo:paragraph-rsid="00019332" style:font-size-asian="10pt" style:font-style-asian="normal" style:font-size-complex="10pt" style:font-style-complex="normal"/>
    </style:style>
    <style:style style:name="P23" style:family="paragraph" style:parent-style-name="Standard">
      <style:paragraph-properties fo:text-align="justify" style:justify-single-word="false"/>
      <style:text-properties style:font-name="sans-serif" fo:font-size="10pt" fo:font-style="normal" style:text-underline-style="none" officeooo:rsid="00a0a195" officeooo:paragraph-rsid="00019332" style:font-size-asian="10pt" style:font-style-asian="normal" style:font-size-complex="10pt" style:font-style-complex="normal"/>
    </style:style>
    <style:style style:name="P24" style:family="paragraph" style:parent-style-name="Standard">
      <style:paragraph-properties fo:text-align="justify" style:justify-single-word="false"/>
      <style:text-properties style:font-name="sans-serif" fo:font-size="10pt" fo:font-style="normal" style:text-underline-style="none" officeooo:rsid="0071d4a8" officeooo:paragraph-rsid="001f2285" style:font-size-asian="10pt" style:font-style-asian="normal" style:font-size-complex="10pt" style:font-style-complex="normal"/>
    </style:style>
    <style:style style:name="P25" style:family="paragraph" style:parent-style-name="Standard">
      <style:paragraph-properties fo:text-align="justify" style:justify-single-word="false"/>
      <style:text-properties style:font-name="sans-serif" fo:font-size="10pt" fo:font-style="normal" style:text-underline-style="none" officeooo:rsid="001fee61" officeooo:paragraph-rsid="001fee61" style:font-size-asian="10pt" style:font-style-asian="normal" style:font-size-complex="10pt" style:font-style-complex="normal"/>
    </style:style>
    <style:style style:name="P26" style:family="paragraph" style:parent-style-name="Standard">
      <style:paragraph-properties fo:text-align="justify" style:justify-single-word="false"/>
      <style:text-properties style:font-name="sans-serif" fo:font-size="10pt" fo:font-style="normal" style:text-underline-style="none" officeooo:rsid="00582078" officeooo:paragraph-rsid="00019332" style:font-size-asian="10pt" style:font-style-asian="normal" style:font-size-complex="10pt" style:font-style-complex="normal"/>
    </style:style>
    <style:style style:name="P27" style:family="paragraph" style:parent-style-name="Standard">
      <style:paragraph-properties fo:text-align="justify" style:justify-single-word="false"/>
      <style:text-properties style:font-name="sans-serif" fo:font-size="10pt" fo:font-style="normal" style:text-underline-style="none" officeooo:rsid="002c171d" officeooo:paragraph-rsid="002c171d" style:font-size-asian="10pt" style:font-style-asian="normal" style:font-size-complex="10pt" style:font-style-complex="normal"/>
    </style:style>
    <style:style style:name="P28" style:family="paragraph" style:parent-style-name="Standard">
      <style:paragraph-properties fo:text-align="justify" style:justify-single-word="false"/>
      <style:text-properties style:font-name="sans-serif" fo:font-size="10pt" fo:font-style="normal" style:text-underline-style="none" officeooo:rsid="0064e0df" officeooo:paragraph-rsid="00019332" style:font-size-asian="10pt" style:font-style-asian="normal" style:font-size-complex="10pt" style:font-style-complex="normal"/>
    </style:style>
    <style:style style:name="P29" style:family="paragraph" style:parent-style-name="Standard">
      <style:paragraph-properties fo:text-align="justify" style:justify-single-word="false"/>
      <style:text-properties officeooo:paragraph-rsid="005cb0da"/>
    </style:style>
    <style:style style:name="P30" style:family="paragraph" style:parent-style-name="Standard">
      <style:paragraph-properties fo:text-align="justify" style:justify-single-word="false"/>
      <style:text-properties style:font-name="sans-serif" fo:font-size="10pt" style:text-underline-style="none" officeooo:rsid="002bb5d5" officeooo:paragraph-rsid="004528fd" style:font-size-asian="10pt" style:font-size-complex="10pt"/>
    </style:style>
    <style:style style:name="P31" style:family="paragraph" style:parent-style-name="Standard">
      <style:paragraph-properties fo:text-align="justify" style:justify-single-word="false"/>
      <style:text-properties style:font-name="sans-serif" fo:font-size="10pt" style:text-underline-style="none" officeooo:rsid="0041cee5" officeooo:paragraph-rsid="00019332" style:font-size-asian="10pt" style:font-size-complex="10pt"/>
    </style:style>
    <style:style style:name="P32" style:family="paragraph" style:parent-style-name="Standard">
      <style:paragraph-properties fo:text-align="justify" style:justify-single-word="false"/>
      <style:text-properties style:font-name="sans-serif" fo:font-size="10pt" style:text-underline-style="none" officeooo:rsid="0041cee5" officeooo:paragraph-rsid="00509f74" style:font-size-asian="10pt" style:font-size-complex="10pt"/>
    </style:style>
    <style:style style:name="P33" style:family="paragraph" style:parent-style-name="Standard">
      <style:paragraph-properties fo:text-align="justify" style:justify-single-word="false"/>
      <style:text-properties style:font-name="sans-serif" fo:font-size="10pt" style:text-underline-style="none" officeooo:rsid="001fa2a2" officeooo:paragraph-rsid="0049477e" style:font-size-asian="10pt" style:font-size-complex="10pt"/>
    </style:style>
    <style:style style:name="P34" style:family="paragraph" style:parent-style-name="Standard">
      <style:paragraph-properties fo:text-align="justify" style:justify-single-word="false"/>
      <style:text-properties style:font-name="sans-serif" fo:font-size="10pt" style:text-underline-style="none" officeooo:rsid="0023f5ff" officeooo:paragraph-rsid="00495712" style:font-size-asian="10pt" style:font-size-complex="10pt"/>
    </style:style>
    <style:style style:name="P35" style:family="paragraph" style:parent-style-name="Standard">
      <style:paragraph-properties fo:text-align="justify" style:justify-single-word="false"/>
      <style:text-properties style:font-name="sans-serif" fo:font-size="10pt" style:text-underline-style="none" officeooo:rsid="0023f5ff" officeooo:paragraph-rsid="0049f28c" style:font-size-asian="10pt" style:font-size-complex="10pt"/>
    </style:style>
    <style:style style:name="P36" style:family="paragraph" style:parent-style-name="Standard">
      <style:paragraph-properties fo:text-align="justify" style:justify-single-word="false"/>
      <style:text-properties style:font-name="sans-serif" fo:font-size="10pt" style:text-underline-style="none" officeooo:rsid="003cf6cd" officeooo:paragraph-rsid="00502e70" style:font-size-asian="10pt" style:font-size-complex="10pt"/>
    </style:style>
    <style:style style:name="P37" style:family="paragraph" style:parent-style-name="Standard">
      <style:paragraph-properties fo:text-align="justify" style:justify-single-word="false"/>
      <style:text-properties style:font-name="sans-serif" fo:font-size="10pt" style:text-underline-style="none" officeooo:rsid="002b1497" officeooo:paragraph-rsid="00509f74" style:font-size-asian="10pt" style:font-size-complex="10pt"/>
    </style:style>
    <style:style style:name="P38" style:family="paragraph" style:parent-style-name="Standard">
      <style:paragraph-properties fo:text-align="justify" style:justify-single-word="false"/>
      <style:text-properties style:font-name="sans-serif" fo:font-size="10pt" style:text-underline-style="none" officeooo:rsid="008da9dc" officeooo:paragraph-rsid="005b00c1" style:font-size-asian="10pt" style:font-size-complex="10pt"/>
    </style:style>
    <style:style style:name="P39" style:family="paragraph" style:parent-style-name="Standard">
      <style:paragraph-properties fo:text-align="justify" style:justify-single-word="false"/>
      <style:text-properties style:font-name="sans-serif" fo:font-size="10pt" style:text-underline-style="none" officeooo:rsid="00a0a195" officeooo:paragraph-rsid="00610fb6" style:font-size-asian="10pt" style:font-size-complex="10pt"/>
    </style:style>
    <style:style style:name="P40"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7b911b" officeooo:paragraph-rsid="00019332" style:font-size-asian="10pt" style:font-size-complex="10pt"/>
    </style:style>
    <style:style style:name="P41" style:family="paragraph" style:parent-style-name="Standard">
      <style:paragraph-properties fo:text-align="justify" style:justify-single-word="false"/>
      <style:text-properties style:font-name="sans-serif" fo:font-size="10pt" fo:font-style="normal" style:text-underline-style="none" officeooo:rsid="00038d66" officeooo:paragraph-rsid="004b9ef9" style:font-size-asian="10pt" style:font-style-asian="normal" style:font-size-complex="10pt" style:font-style-complex="normal"/>
    </style:style>
    <style:style style:name="P42" style:family="paragraph" style:parent-style-name="Standard">
      <style:paragraph-properties fo:text-align="justify" style:justify-single-word="false"/>
      <style:text-properties style:font-name="sans-serif" fo:font-size="10pt" fo:font-style="normal" style:text-underline-style="none" officeooo:rsid="00038d66" officeooo:paragraph-rsid="004d06da" style:font-size-asian="10pt" style:font-style-asian="normal" style:font-size-complex="10pt" style:font-style-complex="normal"/>
    </style:style>
    <style:style style:name="P43" style:family="paragraph" style:parent-style-name="Standard">
      <style:paragraph-properties fo:text-align="justify" style:justify-single-word="false"/>
      <style:text-properties style:font-name="sans-serif" fo:font-size="10pt" fo:font-style="normal" style:text-underline-style="none" officeooo:rsid="003cf6cd" officeooo:paragraph-rsid="00502e70" style:font-size-asian="10pt" style:font-style-asian="normal" style:font-size-complex="10pt" style:font-style-complex="normal"/>
    </style:style>
    <style:style style:name="P44" style:family="paragraph" style:parent-style-name="Standard">
      <style:paragraph-properties fo:text-align="justify" style:justify-single-word="false"/>
      <style:text-properties style:font-name="sans-serif" fo:font-size="10pt" fo:font-style="normal" style:text-underline-style="none" officeooo:rsid="002b1497" officeooo:paragraph-rsid="00509f74" style:font-size-asian="10pt" style:font-style-asian="normal" style:font-size-complex="10pt" style:font-style-complex="normal"/>
    </style:style>
    <style:style style:name="P45" style:family="paragraph" style:parent-style-name="Standard">
      <style:paragraph-properties fo:text-align="justify" style:justify-single-word="false"/>
      <style:text-properties style:font-name="sans-serif" fo:font-size="10pt" fo:font-style="normal" style:text-underline-style="none" officeooo:rsid="00509f74" officeooo:paragraph-rsid="00509f74" style:font-size-asian="10pt" style:font-style-asian="normal" style:font-size-complex="10pt" style:font-style-complex="normal"/>
    </style:style>
    <style:style style:name="P46" style:family="paragraph" style:parent-style-name="Standard">
      <style:paragraph-properties fo:text-align="justify" style:justify-single-word="false"/>
      <style:text-properties style:font-name="sans-serif" fo:font-size="10pt" fo:font-style="normal" style:text-underline-style="none" officeooo:rsid="0071d4a8" officeooo:paragraph-rsid="0054563b" style:font-size-asian="10pt" style:font-style-asian="normal" style:font-size-complex="10pt" style:font-style-complex="normal"/>
    </style:style>
    <style:style style:name="P47" style:family="paragraph" style:parent-style-name="Standard">
      <style:paragraph-properties fo:text-align="justify" style:justify-single-word="false"/>
      <style:text-properties style:font-name="sans-serif" fo:font-size="10pt" fo:font-style="normal" style:text-underline-style="none" officeooo:rsid="001fee61" officeooo:paragraph-rsid="00565709" style:font-size-asian="10pt" style:font-style-asian="normal" style:font-size-complex="10pt" style:font-style-complex="normal"/>
    </style:style>
    <style:style style:name="P48" style:family="paragraph" style:parent-style-name="Standard">
      <style:paragraph-properties fo:text-align="justify" style:justify-single-word="false"/>
      <style:text-properties style:font-name="sans-serif" fo:font-size="10pt" fo:font-style="normal" style:text-underline-style="none" officeooo:rsid="0087b598" officeooo:paragraph-rsid="005717de" style:font-size-asian="10pt" style:font-style-asian="normal" style:font-size-complex="10pt" style:font-style-complex="normal"/>
    </style:style>
    <style:style style:name="P49" style:family="paragraph" style:parent-style-name="Standard">
      <style:paragraph-properties fo:text-align="justify" style:justify-single-word="false"/>
      <style:text-properties style:font-name="sans-serif" fo:font-size="10pt" fo:font-style="normal" style:text-underline-style="none" officeooo:rsid="008148f9" officeooo:paragraph-rsid="0058fbfe" style:font-size-asian="10pt" style:font-style-asian="normal" style:font-size-complex="10pt" style:font-style-complex="normal"/>
    </style:style>
    <style:style style:name="P50" style:family="paragraph" style:parent-style-name="Standard">
      <style:paragraph-properties fo:text-align="justify" style:justify-single-word="false"/>
      <style:text-properties style:font-name="sans-serif" fo:font-size="10pt" fo:font-style="normal" style:text-underline-style="none" officeooo:rsid="009d5627" officeooo:paragraph-rsid="005d77d9" style:font-size-asian="10pt" style:font-style-asian="normal" style:font-size-complex="10pt" style:font-style-complex="normal"/>
    </style:style>
    <style:style style:name="P51" style:family="paragraph" style:parent-style-name="Standard">
      <style:paragraph-properties fo:text-align="justify" style:justify-single-word="false"/>
      <style:text-properties style:font-name="sans-serif" fo:font-size="10pt" fo:font-style="normal" style:text-underline-style="none" officeooo:rsid="009e1960" officeooo:paragraph-rsid="005f385d" style:font-size-asian="10pt" style:font-style-asian="normal" style:font-size-complex="10pt" style:font-style-complex="normal"/>
    </style:style>
    <style:style style:name="P52" style:family="paragraph" style:parent-style-name="Standard">
      <style:paragraph-properties fo:text-align="justify" style:justify-single-word="false"/>
      <style:text-properties style:font-name="sans-serif" fo:font-size="10pt" fo:font-style="normal" style:text-underline-style="none" officeooo:rsid="009ea775" officeooo:paragraph-rsid="005f385d" style:font-size-asian="10pt" style:font-style-asian="normal" style:font-size-complex="10pt" style:font-style-complex="normal"/>
    </style:style>
    <style:style style:name="P53" style:family="paragraph" style:parent-style-name="Standard">
      <style:paragraph-properties fo:text-align="justify" style:justify-single-word="false"/>
      <style:text-properties style:font-name="sans-serif" fo:font-size="10pt" fo:font-style="normal" style:text-underline-style="none" officeooo:rsid="005f385d" officeooo:paragraph-rsid="005f385d" style:font-size-asian="10pt" style:font-style-asian="normal" style:font-size-complex="10pt" style:font-style-complex="normal"/>
    </style:style>
    <style:style style:name="P54" style:family="paragraph" style:parent-style-name="Standard">
      <style:paragraph-properties fo:text-align="justify" style:justify-single-word="false"/>
      <style:text-properties style:font-name="sans-serif" fo:font-size="10pt" fo:font-style="italic" style:text-underline-style="none" officeooo:rsid="005e2ae7" officeooo:paragraph-rsid="00509f74" style:font-size-asian="10pt" style:font-style-asian="italic" style:font-size-complex="10pt" style:font-style-complex="italic"/>
    </style:style>
    <style:style style:name="P55" style:family="paragraph" style:parent-style-name="Standard">
      <style:paragraph-properties fo:text-align="justify" style:justify-single-word="false"/>
      <style:text-properties style:font-name="sans-serif" fo:font-size="10pt" fo:font-style="italic" style:text-underline-style="none" officeooo:rsid="005e2ae7" officeooo:paragraph-rsid="00514deb" style:font-size-asian="10pt" style:font-style-asian="italic" style:font-size-complex="10pt" style:font-style-complex="italic"/>
    </style:style>
    <style:style style:name="P56" style:family="paragraph" style:parent-style-name="Standard">
      <style:paragraph-properties fo:text-align="justify" style:justify-single-word="false"/>
      <style:text-properties style:font-name="sans-serif" fo:font-size="10pt" fo:font-style="italic" style:text-underline-style="none" officeooo:rsid="008da9dc" officeooo:paragraph-rsid="005a351c" style:font-size-asian="10pt" style:font-style-asian="italic" style:font-size-complex="10pt" style:font-style-complex="italic"/>
    </style:style>
    <style:style style:name="P57" style:family="paragraph" style:parent-style-name="Standard">
      <style:paragraph-properties fo:text-align="justify" style:justify-single-word="false"/>
      <style:text-properties style:font-name="sans-serif" fo:font-size="10pt" fo:font-style="italic" style:text-underline-style="none" officeooo:rsid="005d77d9" officeooo:paragraph-rsid="005d77d9" style:font-size-asian="10pt" style:font-style-asian="italic" style:font-size-complex="10pt" style:font-style-complex="italic"/>
    </style:style>
    <style:style style:name="P58" style:family="paragraph" style:parent-style-name="Table_20_Contents">
      <style:paragraph-properties fo:text-align="justify" style:justify-single-word="false"/>
      <style:text-properties style:font-name="sans-serif" fo:font-size="10pt" officeooo:rsid="004528fd" officeooo:paragraph-rsid="004528fd" style:font-size-asian="10pt" style:font-size-complex="10pt"/>
    </style:style>
    <style:style style:name="P59" style:family="paragraph" style:parent-style-name="Table_20_Contents">
      <style:paragraph-properties fo:text-align="justify" style:justify-single-word="false"/>
      <style:text-properties style:font-name="sans-serif" fo:font-size="10pt" officeooo:rsid="0046511b" officeooo:paragraph-rsid="0046511b" style:font-size-asian="10pt" style:font-size-complex="10pt"/>
    </style:style>
    <style:style style:name="T1" style:family="text">
      <style:text-properties officeooo:rsid="00543dd8"/>
    </style:style>
    <style:style style:name="T2" style:family="text">
      <style:text-properties officeooo:rsid="00211975"/>
    </style:style>
    <style:style style:name="T3" style:family="text">
      <style:text-properties officeooo:rsid="0041cee5"/>
    </style:style>
    <style:style style:name="T4" style:family="text">
      <style:text-properties fo:font-style="normal" style:font-style-asian="normal" style:font-style-complex="normal"/>
    </style:style>
    <style:style style:name="T5" style:family="text">
      <style:text-properties fo:font-style="normal" officeooo:rsid="0041cee5" style:font-style-asian="normal" style:font-style-complex="normal"/>
    </style:style>
    <style:style style:name="T6" style:family="text">
      <style:text-properties fo:font-style="normal" officeooo:rsid="00582078" style:font-style-asian="normal" style:font-style-complex="normal"/>
    </style:style>
    <style:style style:name="T7" style:family="text">
      <style:text-properties fo:font-style="normal" officeooo:rsid="002b1497" style:font-style-asian="normal" style:font-style-complex="normal"/>
    </style:style>
    <style:style style:name="T8" style:family="text">
      <style:text-properties fo:font-style="normal" officeooo:rsid="002bde08" style:font-style-asian="normal" style:font-style-complex="normal"/>
    </style:style>
    <style:style style:name="T9" style:family="text">
      <style:text-properties fo:font-style="normal" officeooo:rsid="005f92c5" style:font-style-asian="normal" style:font-style-complex="normal"/>
    </style:style>
    <style:style style:name="T10" style:family="text">
      <style:text-properties fo:font-style="normal" officeooo:rsid="006bc52f" style:font-style-asian="normal" style:font-style-complex="normal"/>
    </style:style>
    <style:style style:name="T11" style:family="text">
      <style:text-properties fo:font-style="normal" officeooo:rsid="00629659" style:font-style-asian="normal" style:font-style-complex="normal"/>
    </style:style>
    <style:style style:name="T12" style:family="text">
      <style:text-properties fo:font-style="normal" officeooo:rsid="00634ff0" style:font-style-asian="normal" style:font-style-complex="normal"/>
    </style:style>
    <style:style style:name="T13" style:family="text">
      <style:text-properties fo:font-style="normal" officeooo:rsid="0064e0df" style:font-style-asian="normal" style:font-style-complex="normal"/>
    </style:style>
    <style:style style:name="T14" style:family="text">
      <style:text-properties fo:font-style="normal" officeooo:rsid="00650ba1" style:font-style-asian="normal" style:font-style-complex="normal"/>
    </style:style>
    <style:style style:name="T15" style:family="text">
      <style:text-properties fo:font-style="normal" officeooo:rsid="0066ec5e" style:font-style-asian="normal" style:font-style-complex="normal"/>
    </style:style>
    <style:style style:name="T16" style:family="text">
      <style:text-properties fo:font-style="normal" officeooo:rsid="006862ec" style:font-style-asian="normal" style:font-style-complex="normal"/>
    </style:style>
    <style:style style:name="T17" style:family="text">
      <style:text-properties fo:font-style="normal" officeooo:rsid="006dc095" style:font-style-asian="normal" style:font-style-complex="normal"/>
    </style:style>
    <style:style style:name="T18" style:family="text">
      <style:text-properties fo:font-style="normal" officeooo:rsid="006d1035" style:font-style-asian="normal" style:font-style-complex="normal"/>
    </style:style>
    <style:style style:name="T19" style:family="text">
      <style:text-properties fo:font-style="normal" officeooo:rsid="00a29389" style:font-style-asian="normal" style:font-style-complex="normal"/>
    </style:style>
    <style:style style:name="T20" style:family="text">
      <style:text-properties fo:font-style="normal" officeooo:rsid="0009b6b4" style:font-style-asian="normal" style:font-style-complex="normal"/>
    </style:style>
    <style:style style:name="T21" style:family="text">
      <style:text-properties fo:font-style="normal" officeooo:rsid="000af561" style:font-style-asian="normal" style:font-style-complex="normal"/>
    </style:style>
    <style:style style:name="T22" style:family="text">
      <style:text-properties fo:font-style="normal" officeooo:rsid="000be87f" style:font-style-asian="normal" style:font-style-complex="normal"/>
    </style:style>
    <style:style style:name="T23" style:family="text">
      <style:text-properties fo:font-style="normal" officeooo:rsid="000c2edc" style:font-style-asian="normal" style:font-style-complex="normal"/>
    </style:style>
    <style:style style:name="T24" style:family="text">
      <style:text-properties fo:font-style="normal" officeooo:rsid="001969af" style:font-style-asian="normal" style:font-style-complex="normal"/>
    </style:style>
    <style:style style:name="T25" style:family="text">
      <style:text-properties fo:font-style="normal" officeooo:rsid="002342bc" style:font-style-asian="normal" style:font-style-complex="normal"/>
    </style:style>
    <style:style style:name="T26" style:family="text">
      <style:text-properties fo:font-style="normal" officeooo:rsid="0036bf41" style:font-style-asian="normal" style:font-style-complex="normal"/>
    </style:style>
    <style:style style:name="T27" style:family="text">
      <style:text-properties fo:font-style="normal" officeooo:rsid="00373448" style:font-style-asian="normal" style:font-style-complex="normal"/>
    </style:style>
    <style:style style:name="T28" style:family="text">
      <style:text-properties fo:font-style="normal" officeooo:rsid="003c83b7" style:font-style-asian="normal" style:font-style-complex="normal"/>
    </style:style>
    <style:style style:name="T29" style:family="text">
      <style:text-properties fo:font-style="normal" officeooo:rsid="0042542d" style:font-style-asian="normal" style:font-style-complex="normal"/>
    </style:style>
    <style:style style:name="T30" style:family="text">
      <style:text-properties fo:font-style="normal" officeooo:rsid="004285ff" style:font-style-asian="normal" style:font-style-complex="normal"/>
    </style:style>
    <style:style style:name="T31" style:family="text">
      <style:text-properties fo:font-style="normal" officeooo:rsid="0042ccb5" style:font-style-asian="normal" style:font-style-complex="normal"/>
    </style:style>
    <style:style style:name="T32" style:family="text">
      <style:text-properties fo:font-style="normal" officeooo:rsid="00448397" style:font-style-asian="normal" style:font-style-complex="normal"/>
    </style:style>
    <style:style style:name="T33" style:family="text">
      <style:text-properties fo:font-style="normal" officeooo:rsid="002a240c" style:font-style-asian="normal" style:font-style-complex="normal"/>
    </style:style>
    <style:style style:name="T34" style:family="text">
      <style:text-properties fo:font-style="normal" officeooo:rsid="00502e70" style:font-style-asian="normal" style:font-style-complex="normal"/>
    </style:style>
    <style:style style:name="T35" style:family="text">
      <style:text-properties fo:font-style="normal" officeooo:rsid="00509f74" style:font-style-asian="normal" style:font-style-complex="normal"/>
    </style:style>
    <style:style style:name="T36" style:family="text">
      <style:text-properties fo:font-style="normal" officeooo:rsid="001d8ec7" style:font-style-asian="normal" style:font-style-complex="normal"/>
    </style:style>
    <style:style style:name="T37" style:family="text">
      <style:text-properties fo:font-style="normal" officeooo:rsid="00514deb" style:font-style-asian="normal" style:font-style-complex="normal"/>
    </style:style>
    <style:style style:name="T38" style:family="text">
      <style:text-properties fo:font-style="normal" officeooo:rsid="005a351c" style:font-style-asian="normal" style:font-style-complex="normal"/>
    </style:style>
    <style:style style:name="T39" style:family="text">
      <style:text-properties fo:font-style="normal" officeooo:rsid="00610fb6" style:font-style-asian="normal" style:font-style-complex="normal"/>
    </style:style>
    <style:style style:name="T40" style:family="text">
      <style:text-properties officeooo:rsid="002885cd"/>
    </style:style>
    <style:style style:name="T41" style:family="text">
      <style:text-properties fo:font-style="italic" officeooo:rsid="002885cd" style:font-style-asian="italic" style:font-style-complex="italic"/>
    </style:style>
    <style:style style:name="T42" style:family="text">
      <style:text-properties officeooo:rsid="0072dccb"/>
    </style:style>
    <style:style style:name="T43" style:family="text">
      <style:text-properties officeooo:rsid="008148f9"/>
    </style:style>
    <style:style style:name="T44" style:family="text">
      <style:text-properties officeooo:rsid="0088f296"/>
    </style:style>
    <style:style style:name="T45" style:family="text">
      <style:text-properties officeooo:rsid="008c425d"/>
    </style:style>
    <style:style style:name="T46" style:family="text">
      <style:text-properties officeooo:rsid="008e5e0a"/>
    </style:style>
    <style:style style:name="T47" style:family="text">
      <style:text-properties officeooo:rsid="0015d38c"/>
    </style:style>
    <style:style style:name="T48" style:family="text">
      <style:text-properties officeooo:rsid="009595e8"/>
    </style:style>
    <style:style style:name="T49" style:family="text">
      <style:text-properties officeooo:rsid="0097980d"/>
    </style:style>
    <style:style style:name="T50" style:family="text">
      <style:text-properties officeooo:rsid="009e1960"/>
    </style:style>
    <style:style style:name="T51" style:family="text">
      <style:text-properties officeooo:rsid="001c4cb6"/>
    </style:style>
    <style:style style:name="T52" style:family="text">
      <style:text-properties officeooo:rsid="002cea49"/>
    </style:style>
    <style:style style:name="T53" style:family="text">
      <style:text-properties officeooo:rsid="00019332"/>
    </style:style>
    <style:style style:name="T54" style:family="text">
      <style:text-properties officeooo:rsid="0001b201"/>
    </style:style>
    <style:style style:name="T55" style:family="text">
      <style:text-properties officeooo:rsid="00037509"/>
    </style:style>
    <style:style style:name="T56" style:family="text">
      <style:text-properties officeooo:rsid="00038d66"/>
    </style:style>
    <style:style style:name="T57" style:family="text">
      <style:text-properties officeooo:rsid="0004e75d"/>
    </style:style>
    <style:style style:name="T58" style:family="text">
      <style:text-properties officeooo:rsid="0007a88d"/>
    </style:style>
    <style:style style:name="T59" style:family="text">
      <style:text-properties officeooo:rsid="000af561"/>
    </style:style>
    <style:style style:name="T60" style:family="text">
      <style:text-properties officeooo:rsid="00107dac"/>
    </style:style>
    <style:style style:name="T61" style:family="text">
      <style:text-properties officeooo:rsid="00121a64"/>
    </style:style>
    <style:style style:name="T62" style:family="text">
      <style:text-properties officeooo:rsid="0014a37c"/>
    </style:style>
    <style:style style:name="T63" style:family="text">
      <style:text-properties officeooo:rsid="00151016"/>
    </style:style>
    <style:style style:name="T64" style:family="text">
      <style:text-properties officeooo:rsid="0015ca0a"/>
    </style:style>
    <style:style style:name="T65" style:family="text">
      <style:text-properties officeooo:rsid="00180e5e"/>
    </style:style>
    <style:style style:name="T66" style:family="text">
      <style:text-properties officeooo:rsid="001b5a26"/>
    </style:style>
    <style:style style:name="T67" style:family="text">
      <style:text-properties officeooo:rsid="001d8ec7"/>
    </style:style>
    <style:style style:name="T68" style:family="text">
      <style:text-properties officeooo:rsid="001f2285"/>
    </style:style>
    <style:style style:name="T69" style:family="text">
      <style:text-properties officeooo:rsid="001fee61"/>
    </style:style>
    <style:style style:name="T70" style:family="text">
      <style:text-properties officeooo:rsid="002342bc"/>
    </style:style>
    <style:style style:name="T71" style:family="text">
      <style:text-properties officeooo:rsid="00287363"/>
    </style:style>
    <style:style style:name="T72" style:family="text">
      <style:text-properties officeooo:rsid="002a240c"/>
    </style:style>
    <style:style style:name="T73" style:family="text">
      <style:text-properties officeooo:rsid="00582078"/>
    </style:style>
    <style:style style:name="T74" style:family="text">
      <style:text-properties officeooo:rsid="002c171d"/>
    </style:style>
    <style:style style:name="T75" style:family="text">
      <style:text-properties officeooo:rsid="002fc265"/>
    </style:style>
    <style:style style:name="T76" style:family="text">
      <style:text-properties officeooo:rsid="00321fb0"/>
    </style:style>
    <style:style style:name="T77" style:family="text">
      <style:text-properties officeooo:rsid="003293f6"/>
    </style:style>
    <style:style style:name="T78" style:family="text">
      <style:text-properties officeooo:rsid="0033f748"/>
    </style:style>
    <style:style style:name="T79" style:family="text">
      <style:text-properties officeooo:rsid="00358ec6"/>
    </style:style>
    <style:style style:name="T80" style:family="text">
      <style:text-properties officeooo:rsid="00390bc0"/>
    </style:style>
    <style:style style:name="T81" style:family="text">
      <style:text-properties officeooo:rsid="000be87f"/>
    </style:style>
    <style:style style:name="T82" style:family="text">
      <style:text-properties officeooo:rsid="003ec14d"/>
    </style:style>
    <style:style style:name="T83" style:family="text">
      <style:text-properties officeooo:rsid="004200f3"/>
    </style:style>
    <style:style style:name="T84" style:family="text">
      <style:text-properties officeooo:rsid="0042542d"/>
    </style:style>
    <style:style style:name="T85" style:family="text">
      <style:text-properties officeooo:rsid="00448397"/>
    </style:style>
    <style:style style:name="T86" style:family="text">
      <style:text-properties officeooo:rsid="004528fd"/>
    </style:style>
    <style:style style:name="T87" style:family="text">
      <style:text-properties officeooo:rsid="0049477e"/>
    </style:style>
    <style:style style:name="T88" style:family="text">
      <style:text-properties style:text-position="super 58%" officeooo:rsid="0049477e"/>
    </style:style>
    <style:style style:name="T89" style:family="text">
      <style:text-properties style:text-position="0% 100%"/>
    </style:style>
    <style:style style:name="T90" style:family="text">
      <style:text-properties style:font-name="sans-serif" fo:font-size="10pt" fo:font-style="normal" style:text-underline-style="none" officeooo:rsid="00127a0a" style:font-size-asian="10pt" style:font-style-asian="normal" style:font-size-complex="10pt" style:font-style-complex="normal"/>
    </style:style>
    <style:style style:name="T91" style:family="text">
      <style:text-properties style:font-name="sans-serif" fo:font-size="10pt" fo:font-style="normal" style:text-underline-style="none" officeooo:rsid="008ee189" style:font-size-asian="10pt" style:font-style-asian="normal" style:font-size-complex="10pt" style:font-style-complex="normal"/>
    </style:style>
    <style:style style:name="T92" style:family="text">
      <style:text-properties style:font-name="sans-serif" fo:font-size="10pt" fo:font-style="normal" style:text-underline-style="none" officeooo:rsid="0040b6eb" style:font-size-asian="10pt" style:font-style-asian="normal" style:font-size-complex="10pt" style:font-style-complex="normal"/>
    </style:style>
    <style:style style:name="T93" style:family="text">
      <style:text-properties style:font-name="sans-serif" fo:font-size="10pt" fo:font-style="normal" style:text-underline-style="none" officeooo:rsid="008f1e96" style:font-size-asian="10pt" style:font-style-asian="normal" style:font-size-complex="10pt" style:font-style-complex="normal"/>
    </style:style>
    <style:style style:name="T94" style:family="text">
      <style:text-properties style:font-name="sans-serif" fo:font-size="10pt" fo:font-style="normal" style:text-underline-style="none" officeooo:rsid="005b00c1" style:font-size-asian="10pt" style:font-style-asian="normal" style:font-size-complex="10pt" style:font-style-complex="normal"/>
    </style:style>
    <style:style style:name="T95" style:family="text">
      <style:text-properties officeooo:rsid="004a3ece"/>
    </style:style>
    <style:style style:name="T96" style:family="text">
      <style:text-properties officeooo:rsid="00502e70"/>
    </style:style>
    <style:style style:name="T97" style:family="text">
      <style:text-properties officeooo:rsid="00509f74"/>
    </style:style>
    <style:style style:name="T98" style:family="text">
      <style:text-properties officeooo:rsid="006dc095"/>
    </style:style>
    <style:style style:name="T99" style:family="text">
      <style:text-properties officeooo:rsid="0058fbfe"/>
    </style:style>
    <style:style style:name="T100" style:family="text">
      <style:text-properties officeooo:rsid="005a351c"/>
    </style:style>
    <style:style style:name="T101" style:family="text">
      <style:text-properties officeooo:rsid="00a0a1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0"><text:span text:style-name="T53">Genetic sequencing has generated, and continues to generate, vast amounts of data. It is beneficial to implement effective and useful methods of compression to reduce storage and transfer rates.</text:span> <text:span text:style-name="T1">This project proposal discusses methods of genetic compression and outlines the project’s intention to use a grammar-based compression method with the aim to improve efficiency over previous implementations as well as provide added functionality.</text:span></text:p>
      <text:p text:style-name="P10"/>
      <text:p text:style-name="P2">Introduction</text:p>
      <text:p text:style-name="P33"><text:span text:style-name="T54">D</text:span>ata compression <text:span text:style-name="T54">encompasses a variety of techniques and algorithms used </text:span>to <text:span text:style-name="T2">encode data in such a way that</text:span> the amount of <text:span text:style-name="T76">information</text:span> required to represent <text:span text:style-name="T2">it</text:span> <text:span text:style-name="T2">is reduced (Nelson 1995, <text:s text:c="3"/>p. 8)</text:span>. <text:span text:style-name="T55">Examples of compression range from Morse code, where the Latin alphabet is reduced to a series of dots and dashes, to the recognised compression standards of MPEG and JPEG used for digitized video and audio (Kaufmann 2006, pp. 1-2). In brief, repetitions and redundancies in the structure of the data can be manipulated to form a more compact representation (Kaufmann 2006, p. 1). Where the same piece of information occurs frequently in data it can be represented instead with less information, thus reducing the amount of data required to represent the whole.</text:span></text:p>
      <text:p text:style-name="P11"/>
      <text:p text:style-name="P34"><text:span text:style-name="T56">C</text:span>ompact data takes less space to store and less time to transmit. Alongside developments in <text:span text:style-name="T56">CPU and memory performance</text:span>, compression <text:span text:style-name="T56">is integral to technologies such as</text:span> long-distance communication <text:span text:style-name="T55">(Kaufmann 2006, p. 1)</text:span>, mass-media <text:span text:style-name="T56">(from physical storage to streaming services (Stephens et al 2015, p. 2)). Its use increases the storage capacity of any physical storage media; reducing its relative cost and energy consumption. Compared to uncompressed data the speed at which compressed data can be read and written and the speed as which it can be transferred are both increased.</text:span></text:p>
      <text:p text:style-name="P18"/>
      <text:p text:style-name="P41">Genetic data is abundant and new methods of genetic sequencing results in more data being analysed and recorded (Stephens et al 2015, p. 2). All living organism<text:span text:style-name="T76">s’ genomes are unique genetic sequences with varying degrees of difference between them. </text:span>DNA <text:span text:style-name="T76">is formed of nucleotides consisting of four types of</text:span> <text:span text:style-name="T77">chemical elements or base</text:span>, represented as A, C, G <text:span text:style-name="T77">and </text:span>T <text:soft-page-break/><text:span text:style-name="T95">(Cristianini and Hahn 2006, p. 3)</text:span>, and so genetic sequences <text:span text:style-name="T77">are commonly</text:span> stored <text:span text:style-name="T77">as</text:span> strings of A, C, G and T, <text:s/>varying in <text:span text:style-name="T77">file</text:span> size from <text:span text:style-name="T95">approximately</text:span> <text:span text:style-name="T95">322KB for the Saccharomyces cerevisiae genome</text:span> to <text:span text:style-name="T95">2.9GB for the human genome (Cristianini and Hahn 2006, p. xi)</text:span>. <text:span text:style-name="T72">The ease with which genetic data can be accessed and stored has direct implications on how genomic technology can be applied ‘to medicine, drug design, forensics, anthropology, and epidemiology.’ (Cristianini and Hahn 2006, pp. xi-xii)</text:span></text:p>
      <text:p text:style-name="P4"/>
      <text:p text:style-name="P19">Compressing genetic information is thus necessary and useful and <text:span text:style-name="T78">as such</text:span> a variety of <text:span text:style-name="T56">algorithms</text:span> have been implemented to do so efficiently. <text:span text:style-name="T57">This proposal shall discuss some of these methods and the practicalities of compressing genetic sequences in more detail before proposing a plan to implement such a method for this project.</text:span></text:p>
      <text:p text:style-name="P19"/>
      <text:p text:style-name="P2">Research</text:p>
      <text:p text:style-name="P36">Compression algorithms for genetic sequences must aim to ‘efficiently store, access, communicate, and search these large datasets’ <text:span text:style-name="T96">(Bakr and Sharawi 2013, p. 73)</text:span> by catering to the idiosyncrasies of the data. <text:span text:style-name="T79">For example, the occurrence of palindromes </text:span><text:span text:style-name="T33">(Cristianini and Hahn 2006, p. </text:span><text:span text:style-name="T34">17</text:span><text:span text:style-name="T33">)</text:span><text:span text:style-name="T79"> or accounting for approximate matches, where there may only be a slight variation between substrings</text:span>. There are numerous algorithms <text:span text:style-name="T58">that use</text:span> different compression techniques <text:span text:style-name="T58">to achieve these attributes</text:span> <text:span text:style-name="T3">whilst mitigating long compression or decompression times and heavy computation or memory requirements</text:span>.</text:p>
      <text:p text:style-name="P12"/>
      <text:p text:style-name="P36"><text:span text:style-name="T3">Bakr and Sharawi (2013, p. 73)</text:span> <text:span text:style-name="T3">categorise genetic compression algorithms into two modes: a horizontal mode, whereby a single file or sequence and its substrings are compressed, and a vertical mode, where a set of sequences and their substrings are compressed, for example a collection of unique genomes. The more common horizontal mode includes substitutional based methods, where repeating sequences are substituted with a pointer reference to the ‘same sequences in a dictionary’ (Bakr and Sharawi 2013, p. 74), and statistical based methods that use probability distributions over all symbols in a sequence to encode the likelihood of subsequent symbols rather than the symbols themselves (Bakr and Sharawi 2013, p. 75). </text:span></text:p>
      <text:p text:style-name="P13"/>
      <text:p text:style-name="P32"><text:soft-page-break/>Although various implementations differ in their performance, statistical based methods appear computationally heavy whilst providing an improved compression ratio, compared to substitutional based methods which generally provide faster compression (Bakr and Sharawi 2013, p. 74). However, other aspects of the data including long substrings with little <text:span text:style-name="T79">discernible</text:span> pattern require additional compression techniques such as naive 2 bit base <text:span text:style-name="T79">encoding, where each symbol in the 4 character alphabet is represented by 2 bits </text:span>(Bakr and Sharawi 2013, p. 74). </text:p>
      <text:p text:style-name="P26"/>
      <text:p text:style-name="P17"><text:span text:style-name="T74">Grammar-based compression methods use context-free grammars; a hierarchy of rules that relate non-terminal symbols to sequences of terminal and non-terminal symbols. Whenever a non-terminal symbol appears in a grammar, it can effectively be replaced with the right-hand side of the rule it designates. Given data that has some inherent structure, a grammar that contains all the information required to reconstruct it can be generated by replacing repeated sequences with a non-terminal and adding a rule to the grammar. For instance, the word </text:span><text:span text:style-name="T41">banana</text:span><text:span text:style-name="T40"> </text:span><text:span text:style-name="T7">can form </text:span><text:span text:style-name="T26">the simple</text:span><text:span text:style-name="T7"> grammar:</text:span></text:p>
      <text:p text:style-name="P18"/>
      <text:p text:style-name="P18"><text:tab/>S → bGGa</text:p>
      <text:p text:style-name="P18"><text:tab/>G → an</text:p>
      <text:p text:style-name="P18"/>
      <text:p text:style-name="P37"><text:span text:style-name="T26">C</text:span><text:span text:style-name="T6">ontext-free grammars provide a method to store data in a more compact form. The grammars formed are also intuitive, </text:span><text:span text:style-name="T8">reveal patterns </text:span><text:span text:style-name="T20">and relationships in the data</text:span><text:span text:style-name="T8"> that other compression methods may not </text:span><text:span text:style-name="T35">(Nevill-Manning and Witten 1997, p. 103)</text:span><text:span text:style-name="T20">.</text:span></text:p>
      <text:p text:style-name="P20"/>
      <text:p text:style-name="P54"><text:span text:style-name="T21">The </text:span><text:span text:style-name="T4">S</text:span><text:span text:style-name="T21">EQUITUR</text:span><text:span text:style-name="T4"> algorithm </text:span><text:span text:style-name="T21">is</text:span><text:span text:style-name="T4"> </text:span><text:span text:style-name="T9">a multi-purpose, </text:span><text:span text:style-name="T21">grammar-based</text:span><text:span text:style-name="T9"> implementation that </text:span><text:span text:style-name="T21">achieves</text:span><text:span text:style-name="T9"> good results on multiple types of data. </text:span><text:span text:style-name="T21">It</text:span><text:span text:style-name="T9"> </text:span><text:span text:style-name="T26">was</text:span><text:span text:style-name="T9"> indicated </text:span><text:span text:style-name="T21">as</text:span><text:span text:style-name="T9"> outperform</text:span><text:span text:style-name="T21">ing</text:span><text:span text:style-name="T9"> </text:span><text:span text:style-name="T10">contemporary</text:span><text:span text:style-name="T21"> </text:span><text:span text:style-name="T9">substitutional and, ‘on very large or highly structured sequences’ </text:span><text:span text:style-name="T35">(Nevill-Manning and Witten 1997, p. 103)</text:span><text:span text:style-name="T9">, statistical methods. </text:span><text:span text:style-name="T11">SEQUITUR forms a grammar much in the same way as described above in regards to context-free grammars. An input sequence is assessed symbol by symbol and whenever a repetition of two adjacent symbols occurs, a new rule, a non-terminal symbol that </text:span><text:span text:style-name="T21">can</text:span><text:span text:style-name="T11"> represent a substring of symbols, is added to the grammar.</text:span><text:span text:style-name="T12"> SEQUITUR </text:span><text:soft-page-break/><text:span text:style-name="T21">maintains t</text:span><text:span text:style-name="T26">w</text:span><text:span text:style-name="T21">o constraints:</text:span><text:span text:style-name="T12"> digram uniquenes</text:span><text:span text:style-name="T21">s</text:span><text:span text:style-name="T12"> </text:span><text:span text:style-name="T21">and rule utility. The first ensures that</text:span><text:span text:style-name="T12"> no adjacent symbols (terminal or non-terminal) can appear more than once in a grammar. This ensure</text:span><text:span text:style-name="T13">s</text:span><text:span text:style-name="T12"> the hierarchical nature of the grammar. </text:span><text:span text:style-name="T13">The second constraint, </text:span><text:span text:style-name="T27">rule utility</text:span><text:span text:style-name="T13">, ensures that whenever a rule’s usage in the grammar falls to one, its occurrence is replaced with the right hand side of the rule, </text:span><text:span text:style-name="T14">which allows for the formation of longer rules </text:span><text:span text:style-name="T35">(Nevill-Manning and Witten 1997, p. 105)</text:span><text:span text:style-name="T13">.</text:span></text:p>
      <text:p text:style-name="P28"/>
      <text:p text:style-name="P55"><text:span text:style-name="T9">Similarly to other </text:span><text:span text:style-name="T15">compression</text:span><text:span text:style-name="T9"> methods, multiple techniques are employed </text:span><text:span text:style-name="T15">when using </text:span><text:span text:style-name="T28">a</text:span><text:span text:style-name="T15"> grammar-based </text:span><text:span text:style-name="T28">algorithm</text:span><text:span text:style-name="T9">. </text:span><text:span text:style-name="T5">Bakr and Sharawi (2013, p. 7</text:span><text:span text:style-name="T35">7</text:span><text:span text:style-name="T5">) </text:span><text:span text:style-name="T15">note the encoding of </text:span><text:span text:style-name="T35">a</text:span><text:span text:style-name="T15"> grammar to binary to further reduce storage size</text:span><text:span text:style-name="T22">, </text:span><text:span text:style-name="T28">and</text:span><text:span text:style-name="T22"> </text:span><text:span text:style-name="T25">DNA</text:span><text:span text:style-name="T32">S</text:span><text:span text:style-name="T25">equitur </text:span><text:span text:style-name="T35">(</text:span><text:span text:style-name="T36">Cherniavsky and Ladner </text:span><text:span text:style-name="T35">2007, p. 6)</text:span><text:span text:style-name="T25"> <text:s/>and many others </text:span><text:span text:style-name="T5">(Bakr and Sharawi 2013, p. 7</text:span><text:span text:style-name="T37">3</text:span><text:span text:style-name="T5">)</text:span><text:span text:style-name="T25"> utilise arithmetic coding techniques to do so</text:span><text:span text:style-name="T15">. SEQUITUR</text:span><text:span text:style-name="T25"> </text:span><text:span text:style-name="T16">uses an implicit encoding method for the grammar </text:span><text:span text:style-name="T35">(Nevill-Manning and Witten 1997, p. 10</text:span><text:span text:style-name="T37">9</text:span><text:span text:style-name="T35">)</text:span><text:span text:style-name="T16">. </text:span><text:span text:style-name="T17">Rather than encoding a list of rules,</text:span><text:span text:style-name="T16"> </text:span><text:span text:style-name="T17">t</text:span><text:span text:style-name="T16">his method </text:span><text:span text:style-name="T18">works by encoding the main </text:span><text:span text:style-name="T22">start rule</text:span><text:span text:style-name="T18"> ‘S’ and sending enough information when necessary to reconstruct the original sequence. When reconstructing the sequence, the first </text:span><text:span text:style-name="T17">instance</text:span><text:span text:style-name="T18"> </text:span><text:span text:style-name="T17">of a</text:span><text:span text:style-name="T18"> non-terminal </text:span><text:span text:style-name="T17">is decoded as its contents, the right hand side of the rule. </text:span><text:span text:style-name="T22">If</text:span><text:span text:style-name="T17"> the non-terminal occurs again, a pointer to its first occurrence in the sequence is given and a rule in the decoder is formed to be used each subsequent time the non-terminal occurs. </text:span><text:span text:style-name="T35">Nevill-Manning</text:span><text:span text:style-name="T17"> and Witten </text:span><text:span text:style-name="T37">(</text:span><text:span text:style-name="T35">1997, p. 10</text:span><text:span text:style-name="T37">9)</text:span><text:span text:style-name="T17"> give the example ‘</text:span><text:span text:style-name="T98">abcd</text:span><text:span text:style-name="T17">(1, 2)(0, 4)’ where ‘bc’ would otherwise be the right hand side of a rule, the pointer (1, 2) refers to ‘bc’s start position 1 from the beginning of the sequence and 2 its length. The second pointer consequently decod</text:span><text:span text:style-name="T23">es</text:span><text:span text:style-name="T17"> the string as ‘abcdbcabcdbc’.</text:span></text:p>
      <text:p text:style-name="P5"/>
      <text:p text:style-name="P46">DNA<text:span text:style-name="T85">S</text:span>equitur is an alteration of the SEQUITUR algorithm <text:span text:style-name="T59">with several additions</text:span> <text:span text:style-name="T66">catered to improving</text:span> genetic sequence <text:span text:style-name="T80">compression</text:span>. <text:span text:style-name="T68">For instance,</text:span> <text:span text:style-name="T67">Cherniavsky and Ladner (2007, p. 6) implement implicit encoding of reverse complements. The typical two strands of DNA are linked in reverse complement order (Cherniavsky and Ladner 2007, p. 6). Since each nucleotide is linked with another, e.g. A with T and G with C, the sequence AC has the reverse complement GT. DNASequitur accounts for what is effectively a palindrome of the respective complements. Whenever a digram is checked its complement is implicitly accounted for as a digram and </text:span><text:soft-page-break/><text:span text:style-name="T67">consequently more frequent matches are found. For example, on the input ACGT the digram AC implies the reverse complement GT and so a grammar can be formed with just two rules:</text:span></text:p>
      <text:p text:style-name="P24"/>
      <text:p text:style-name="P24"><text:tab/><text:span text:style-name="T69">0 → AA’</text:span></text:p>
      <text:p text:style-name="P24"><text:tab/><text:span text:style-name="T69">1 → AC</text:span></text:p>
      <text:p text:style-name="P24"/>
      <text:p text:style-name="P47">Where <text:span text:style-name="T80">A’</text:span> indicates that the non-terminal represents the reverse complement GT. <text:span text:style-name="T81">DNASequitur also builds on SEQUITUR’s implicit encoding by sending quadruples as a pointer rather than tuples. The additional information includes the rule number being referred to and whether the sequence is a reverse complement (Cherniavsky and Ladner 2007, p. 8). </text:span></text:p>
      <text:p text:style-name="P25"/>
      <text:p text:style-name="P48">A<text:span text:style-name="T70">nother</text:span> <text:span text:style-name="T80">alteration</text:span> for DNA<text:span text:style-name="T85">S</text:span>equitur is the cost measure improvement <text:span text:style-name="T67">(Cherniavsky and Ladner 2007, p. 15)</text:span>. As there is potential for short rules that are used infrequently to be created, <text:s/><text:span text:style-name="T43">Cherniavsky and Ladner (2007, p. 15) </text:span>assessed the cost <text:span text:style-name="T44">of encoding the substrings in the grammar over simply maintaining the right-hand part of the rule in the start rule. Given the need to encode the sequence as well as potentially a tuple and recurrent instances thereafter, for certain rules the cost will be less to simply not encode it. This is assessed by calculating the information required to encode a sequence: the number of times it occurs, the quadruple and its escape symbol and prefix code. The cost of rules is measured iteratively after a grammar has been formed, until every encoded sequence is cost effective (Cherniavsky and Ladner 2007, p. 16). </text:span></text:p>
      <text:p text:style-name="P5"/>
      <text:p text:style-name="P49">DNA<text:span text:style-name="T85">S</text:span>equitur does not provide good compression r<text:span text:style-name="T71">atios</text:span> <text:span text:style-name="T45">when compared with other methods (Cherniavsky and Ladner 2007, p. 17)</text:span>. <text:span text:style-name="T73">However, grammar-based implementations provide the ability to detect repeats ‘that occur across multiple sequences in a collection [and to] support random access and search in the compressed collection.’ (Bakr and Sharawi 2013, p. 77). Furthermore, </text:span>Cherniavsky and Ladner <text:span text:style-name="T45">(2007, p. 17)</text:span> <text:span text:style-name="T60">suggest a method for improvement of a grammar-based algorithm would be the utilisation of approximate matches and that this can be achieved using edit grammars. Edit grammars could store a single rule as a reference and then any approximate matches would have to include the information required to perform edits, </text:span><text:soft-page-break/><text:span text:style-name="T60">such as inserting, deleting or substituting a symbol, to retrieve the original sequence from the reference. The added computation, and assessing an effective threshold for approximation, when using edit grammars would have to be taken into account.</text:span></text:p>
      <text:p text:style-name="P6"/>
      <text:p text:style-name="P38"><text:span text:style-name="T61">T</text:span>he methods discussed so far have been tested on single files of genetic data, or comparatively small sequences. However, larger genomes <text:span text:style-name="T61">are</text:span> stored <text:span text:style-name="T61">in numerous</text:span> independent files <text:span text:style-name="T61">and there is the potential for</text:span> multiple individual instances of a species’ genome <text:span text:style-name="T61">to</text:span> be stored together. <text:span text:style-name="T46">The ability to compress multiple sets of data would therefore be useful and, in principle, there are aspects of compressing multiple files that could provide increase compression performance. For example,</text:span> the slight differences between individual genomes <text:s/><text:span text:style-name="T99">where ‘only approximately 0.1% of the 3GB human genome is specific’ </text:span><text:span text:style-name="T6">(Bakr and Sharawi 2013, p. 7</text:span><text:span text:style-name="T38">2</text:span><text:span text:style-name="T6">)</text:span> suggests a high level of redundancy between such <text:span text:style-name="T82">data</text:span>. <text:span text:style-name="T100">The method of compressing collections appears to be both beneficial and crucial given the nature of the data (Deorowicz, Danek and Grabowski 2013, p. 2572). However, grammar-based compression is categorised under Bakr and Sharawi’s </text:span><text:span text:style-name="T6">(2013, p. 7</text:span><text:span text:style-name="T38">2</text:span><text:span text:style-name="T6">)</text:span><text:span text:style-name="T100"> horizontal mode, and so it remains to be seen how easily such a method can be adapted to something akin to their vertical mode.</text:span></text:p>
      <text:p text:style-name="P7"/>
      <text:p text:style-name="P29"><text:span text:style-name="T90">M</text:span><text:span text:style-name="T91">any of the algorithms </text:span><text:span text:style-name="T90">previously</text:span><text:span text:style-name="T91"> discussed </text:span><text:span text:style-name="T92">also</text:span><text:span text:style-name="T91"> work on the </text:span><text:span text:style-name="T90">basis</text:span><text:span text:style-name="T91"> that </text:span><text:span text:style-name="T93">the</text:span><text:span text:style-name="T91"> genetic sequences </text:span><text:span text:style-name="T93">given </text:span><text:span text:style-name="T91">are stored as strings over the alphabet A, C, G </text:span><text:span text:style-name="T92">and </text:span><text:span text:style-name="T91">T. </text:span><text:span text:style-name="T93">DNACompress for example will not take a file as valid input if it contains any other characters. Yet there are multiple formats for the storage of genetic files that include various sections of meta-data. The FASTA format includes data for both the species and sequence ID for example (Cristianini and Hahn 2006, p. 19). Furthermore, genetic sequences can be stored with unknown or uncertain nucleotides, and so many files contain additional symbols like R and N. For instance, if a nucleotide could be G or A it can be represented as R, and if it could be any of A, C, G or T then it can be represented as N (“</text:span><text:span text:style-name="T94">Accepted Input Formats</text:span><text:span text:style-name="T93">”). Compressing files of this nature will require significant differences to any implementations that only account for an alphabet of four. The smallest amount of necessary bits needed to encode the alphabet would be larger and the algorithm would have to be sufficiently robust to handle meta-data.</text:span></text:p>
      <text:p text:style-name="P8"/>
      <text:p text:style-name="P3"><text:soft-page-break/><text:span text:style-name="T62">Aims and </text:span>Objective<text:span text:style-name="T62">s</text:span></text:p>
      <text:p text:style-name="P14"><text:span text:style-name="T47">T</text:span>he <text:span text:style-name="T48">main</text:span> objective <text:span text:style-name="T48">of this project is to implement an effective grammar-based compression algorithm to enable the compression and decompression of genetic data. The focus will be on good compression ratios in comparison to other implementations, as well as acceptable computation times and memory usage. </text:span></text:p>
      <text:p text:style-name="P14"/>
      <text:p text:style-name="P15">This implementation will also aim to provide <text:span text:style-name="T62">further</text:span> functionality by taking into account various file formats used for genetic data, including meta-data and larger alphabets, <text:span text:style-name="T62">as discussed above</text:span>, by increasing the range of the algorithm’s <text:span text:style-name="T62">accepted</text:span> input. <text:span text:style-name="T49">The</text:span> compressi<text:span text:style-name="T49">on of</text:span> multiple files, allowing for various collections of data sets to be <text:span text:style-name="T62">compressed and</text:span> stored <text:span text:style-name="T62">together</text:span>, <text:span text:style-name="T62">will also be pursued.</text:span></text:p>
      <text:p text:style-name="P14"/>
      <text:p text:style-name="P16"><text:span text:style-name="T63">A</text:span> GUI for the algorithm will aim to be implemented <text:span text:style-name="T83">in order</text:span> to provide <text:span text:style-name="T63">better usability</text:span> <text:span text:style-name="T63">in</text:span> compress<text:span text:style-name="T63">ing</text:span> and decompress<text:span text:style-name="T63">ing</text:span> files, as well as <text:span text:style-name="T63">greater functionality via the ability to view and navigate individual and multiple files whilst they are compressed.</text:span></text:p>
      <text:p text:style-name="P9"/>
      <text:p text:style-name="P2">Method<text:span text:style-name="T75">ology</text:span></text:p>
      <text:p text:style-name="P50">The current methodology requires, <text:span text:style-name="T64">as an initial foundation,</text:span> the implementation of <text:span text:style-name="T64">the</text:span> grammar-based <text:span text:style-name="T83">algorithms</text:span> SEQUITUR and DNA<text:span text:style-name="T83">S</text:span>equitur. <text:span text:style-name="T50">A proof of concept prototype has been developed which incorporates SEQUITUR’s two constraints of digram uniqueness and rule utility, and performs the 4 main stages of SEQUITUR’s grammar construction; ‘appending a symbol to rule S; using an existing rule; creating a new rule; deleting a rule’ (Nevill-Manning and Witten 1997, p. 106). Currently in place is a basic binary encoding of the grammar, arbitrarily assigning 00 through 11 to the symbols A, C, G and T, along with gamma codes to encode and specify terminal and non-terminal symbols. Initial results show some compression on small sequences, although not to a comparable degree to other implementations and performance is slow. Decompression of the data is performed by decoding the binary and recursively iterating through the grammar.</text:span></text:p>
      <text:p text:style-name="P21"/>
      <text:p text:style-name="P51"><text:soft-page-break/>This prototype will be increment<text:span text:style-name="T64">ally improved</text:span> to include the <text:span text:style-name="T64">alterations</text:span> discussed by <text:s/><text:span text:style-name="T42">Cherniavsky and Ladner (2007, pp. 1-21) for genetic sequences. This project’s intended differences, such as an extended alphabet and the ability to compress multiple files, will affect trends in the data, and so other compression techniques will also be implemented and tested. Edit grammars in particular will be incorporated, and any improvements gained will be measured against the extra computation required to find approximate repeats. Adaptive arithmetic coding will also be implemented and tested, given the necessity with which it is utilised by many compression algorithms, although how much such a technique will affect the ability to search compressed data or provide the graphical navigation of compressed files, remains to be seen.</text:span></text:p>
      <text:p text:style-name="P22"/>
      <text:p text:style-name="P52">Crucial <text:span text:style-name="T65">to the </text:span>evaluation and informed implementation <text:span text:style-name="T65">of the above alterations</text:span> will be the testing method. <text:span text:style-name="T65">The standard corpus of genetic data referenced in a number of papers (Cherniavsky and Ladner 2007, p. 5) is available and thus reliable comparisons can be made in regards to compression ratios. Where necessary different data sets may be tested on the algorithms that are available, that is SEQUITUR, DNACompress and other standard compression algorithms such as bzip2. As per (Nelson 1995, p. 12) the compression ratio can be calculated as a percentage with the formula:</text:span></text:p>
      <text:p text:style-name="P52"/>
      <text:p text:style-name="P53">( 1 - ( compressed_size / raw_size ) ) * 100</text:p>
      <text:p text:style-name="P52"/>
      <text:p text:style-name="P53">or as a ratio. <text:span text:style-name="T97">Cherniavsky and Ladner </text:span>(<text:span text:style-name="T97">2007, p. 12) also give results in the number of bytes that constitute the compressed and uncompressed files, and suggest the naive 2 bit encoded ratio as a base value to compare against when working on a data set consisting of only 4 symbols. Given the prevalence of such 4 symbol sequences, such a ratio will likely be the most effective means of comparison.</text:span></text:p>
      <text:p text:style-name="P23"/>
      <text:p text:style-name="P39"><text:span text:style-name="T4">The speed at which data is both compressed and decompressed is also significant. </text:span><text:span text:style-name="T39">With differences ranging from 1 minute to half an hour to compress the same sequence </text:span><text:span text:style-name="T34">(Bakr and Sharawi 2013, p. 7</text:span><text:span text:style-name="T39">4</text:span><text:span text:style-name="T34">)</text:span><text:span text:style-name="T4"> an acceptable speed must be agreed upon </text:span><text:span text:style-name="T24">for a range of file sizes</text:span><text:span text:style-name="T4">. </text:span><text:soft-page-break/><text:span text:style-name="T29">However,</text:span><text:span text:style-name="T4"> </text:span><text:span text:style-name="T29">i</text:span><text:span text:style-name="T19">f it is possible for an algorithm to access parts of compressed data without decompressing the entire sequence or sequences, a longer compression time may be acceptable </text:span><text:span text:style-name="T30">and taken into account when drawing comparisons</text:span><text:span text:style-name="T19">. Much like compression rat</text:span><text:span text:style-name="T31">ios</text:span><text:span text:style-name="T19">, performance of different algorithms on the same corpus </text:span><text:span text:style-name="T30">will</text:span><text:span text:style-name="T19"> provide a reliable means of evaluation.</text:span></text:p>
      <text:p text:style-name="P39"><text:span text:style-name="T19"/></text:p>
      <text:p text:style-name="P2">Work Plan</text:p>
      <text:p text:style-name="P27">The following is a tentative work plan consisting of weekly units over a three month period. Writing of the project report will begin as soon as possible and continue throughout this period.</text:p>
      <table:table table:name="Table1" table:style-name="Table1">
        <table:table-column table:style-name="Table1.A"/>
        <table:table-column table:style-name="Table1.B"/>
        <table:table-row>
          <table:table-cell table:style-name="Table1.A1" office:value-type="string">
            <text:p text:style-name="P58">Number of weeks</text:p>
          </table:table-cell>
          <table:table-cell table:style-name="Table1.B1" office:value-type="string">
            <text:p text:style-name="P59">Objective</text:p>
          </table:table-cell>
        </table:table-row>
        <table:table-row>
          <table:table-cell table:style-name="Table1.A2" office:value-type="string">
            <text:p text:style-name="P58">1 - 3</text:p>
          </table:table-cell>
          <table:table-cell table:style-name="Table1.B2" office:value-type="string">
            <text:p text:style-name="P30"><text:span text:style-name="T52">Increase the running time of the current prototype and complete the implementation of the relevant techniques found in the papers as discussed.</text:span></text:p>
          </table:table-cell>
        </table:table-row>
        <table:table-row>
          <table:table-cell table:style-name="Table1.A2" office:value-type="string">
            <text:p text:style-name="P58">4 - 6</text:p>
          </table:table-cell>
          <table:table-cell table:style-name="Table1.B2" office:value-type="string">
            <text:p text:style-name="P30"><text:span text:style-name="T51">Implement further improvements such as edit grammars and any other possible improvements found via testing. </text:span></text:p>
          </table:table-cell>
        </table:table-row>
        <table:table-row>
          <table:table-cell table:style-name="Table1.A2" office:value-type="string">
            <text:p text:style-name="P58">7 - 8</text:p>
          </table:table-cell>
          <table:table-cell table:style-name="Table1.B2" office:value-type="string">
            <text:p text:style-name="P30"><text:span text:style-name="T86">Implement multiple file compression. </text:span></text:p>
          </table:table-cell>
        </table:table-row>
        <table:table-row>
          <table:table-cell table:style-name="Table1.A2" office:value-type="string">
            <text:p text:style-name="P58">9 - 10</text:p>
          </table:table-cell>
          <table:table-cell table:style-name="Table1.B2" office:value-type="string">
            <text:p text:style-name="P30"><text:span text:style-name="T51">Develop and implement graphical interface for navigating compressed files.</text:span></text:p>
          </table:table-cell>
        </table:table-row>
        <table:table-row>
          <table:table-cell table:style-name="Table1.A2" office:value-type="string">
            <text:p text:style-name="P58">11 - 12</text:p>
          </table:table-cell>
          <table:table-cell table:style-name="Table1.B2" office:value-type="string">
            <text:p text:style-name="P30"><text:span text:style-name="T52">Depending on results at this stage, continue developing for improved speed and compression ratios.</text:span></text:p>
          </table:table-cell>
        </table:table-row>
      </table:table>
      <text:p text:style-name="P31"/>
      <text:p text:style-name="P40">References</text:p>
      <text:p text:style-name="P33"><text:span text:style-name="T55">(Kaufmann 2006, pp. 1-2) Introduction to Data Compression 3rd</text:span></text:p>
      <text:p text:style-name="P33"><text:span text:style-name="T2">(Nelson 1995, <text:s text:c="3"/>p. 8)</text:span>. <text:span text:style-name="T87">The data compression book 2</text:span><text:span text:style-name="T88">nd</text:span><text:span text:style-name="T87"> ed</text:span></text:p>
      <text:p text:style-name="P35"><text:span text:style-name="T56">(Stephens et al 2015, p. 2) Big Data: Astronomical or Genomical?</text:span></text:p>
      <text:p text:style-name="P42"><text:span text:style-name="T72">(Cristianini and Hahn 2006, pp. Xi-xii) Introduction to Computational Genomics: A Case Studies Approach</text:span></text:p>
      <text:p text:style-name="P43"><text:span text:style-name="T96">(Bakr and Sharawi 2013, p. 73) DNA Lossless Compression Algorithms: Review</text:span></text:p>
      <text:p text:style-name="P44"><text:span text:style-name="T97">(Nevill-Manning and Witten 1997, p. 1) Compression and Explanation using</text:span></text:p>
      <text:p text:style-name="P45">Hierarchical Grammars</text:p>
      <text:p text:style-name="P54"><text:span text:style-name="T35">(</text:span><text:span text:style-name="T36">Cherniavsky and Ladner </text:span><text:span text:style-name="T35">2007, p. 6) Grammar-based Compression of DNA Sequences</text:span></text:p>
      <text:p text:style-name="P56"><text:span text:style-name="T38">(Deorowicz, Danek and Grabowski 2013, p. 2572) Genome compression: a novel approach for large collections</text:span></text:p>
      <text:p text:style-name="P57"><text:soft-page-break/><text:span text:style-name="T38">https://blast.ncbi.nlm.nih.gov/Blast.cgiCMD=Web&amp;PAGE_TYPE=BlastDocs&amp;DOC_TYPE=BlastHel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08:56:07.270323545</meta:creation-date>
    <dc:date>2018-04-16T21:59:15.708618398</dc:date>
    <meta:editing-duration>PT5H31M6S</meta:editing-duration>
    <meta:editing-cycles>59</meta:editing-cycles>
    <meta:generator>LibreOffice/5.1.6.2$Linux_X86_64 LibreOffice_project/10m0$Build-2</meta:generator>
    <meta:document-statistic meta:table-count="1" meta:image-count="0" meta:object-count="0" meta:page-count="10" meta:paragraph-count="61" meta:word-count="2986" meta:character-count="19047" meta:non-whitespace-character-count="16100"/>
  </office:meta>
</office:document-meta>
</file>